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ayes - Random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Bayes-Algorithmus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Bayes - Random'.P22" table:end-x="0.2854in" table:end-y="0.0776in" draw:z-index="0" draw:style-name="gr1" svg:width="6.3571in" svg:height="3.4661in" svg:x="0.1512in" svg:y="0.1539in">
              <draw:object draw:notify-on-update-of-ranges="'Bayes - Random'.D8:'Bayes - Random'.D14 'Bayes - Random'.G3:'Bayes - Random'.G3 'Bayes - Random'.G8:'Bayes - Random'.G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extstelle</text:p>
          </table:table-cell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.6">
            <text:p>5.6</text:p>
          </table:table-cell>
          <table:table-cell office:value-type="float" office:value="4.4">
            <text:p>4.4</text:p>
          </table:table-cell>
          <table:table-cell office:value-type="float" office:value="0.56">
            <text:p>0.56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3.8">
            <text:p>3.8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.2">
            <text:p>8.2</text:p>
          </table:table-cell>
          <table:table-cell office:value-type="float" office:value="1.8">
            <text:p>1.8</text:p>
          </table:table-cell>
          <table:table-cell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8]/SUM([.E8];[.F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77/5" office:value-type="float" office:value="15.4">
            <text:p>15.4</text:p>
          </table:table-cell>
          <table:table-cell table:formula="of:=23/5" office:value-type="float" office:value="4.6">
            <text:p>4.6</text:p>
          </table:table-cell>
          <table:table-cell table:formula="of:=[.E9]/SUM([.E9];[.F9])" office:value-type="float" office:value="0.77">
            <text:p>0.77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10]/SUM([.E10];[.F1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11]/SUM([.E11];[.F1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2]/SUM([.E12];[.F1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3]/SUM([.E13];[.F1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4]/SUM([.E14];[.F1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5]/SUM([.E15];[.F1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6]/SUM([.E16];[.F1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7]/SUM([.E17];[.F1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8]/SUM([.E18];[.F1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9]/SUM([.E19];[.F1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0]/SUM([.E20];[.F2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1]/SUM([.E21];[.F2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2]/SUM([.E22];[.F2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3]/SUM([.E23];[.F2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4]/SUM([.E24];[.F2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74/5" office:value-type="float" office:value="14.8">
            <text:p>14.8</text:p>
          </table:table-cell>
          <table:table-cell table:formula="of:=26/5" office:value-type="float" office:value="5.2">
            <text:p>5.2</text:p>
          </table:table-cell>
          <table:table-cell table:formula="of:=[.E25]/SUM([.E25];[.F25])" office:value-type="float" office:value="0.74">
            <text:p>0.74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6]/SUM([.E26];[.F2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7]/SUM([.E27];[.F2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28]/SUM([.E28];[.F2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29]/SUM([.E29];[.F2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30]/SUM([.E30];[.F3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31]/SUM([.E31];[.F3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2]/SUM([.E32];[.F3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3]/SUM([.E33];[.F3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4]/SUM([.E34];[.F3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5]/SUM([.E35];[.F3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6]/SUM([.E36];[.F3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7]/SUM([.E37];[.F3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8]/SUM([.E38];[.F3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9]/SUM([.E39];[.F3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0]/SUM([.E40];[.F4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87/5" office:value-type="float" office:value="17.4">
            <text:p>17.4</text:p>
          </table:table-cell>
          <table:table-cell table:formula="of:=13/5" office:value-type="float" office:value="2.6">
            <text:p>2.6</text:p>
          </table:table-cell>
          <table:table-cell table:formula="of:=[.E41]/SUM([.E41];[.F41])" office:value-type="float" office:value="0.8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2]/SUM([.E42];[.F4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3]/SUM([.E43];[.F4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4]/SUM([.E44];[.F4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5]/SUM([.E45];[.F4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6]/SUM([.E46];[.F4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7]/SUM([.E47];[.F4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48]/SUM([.E48];[.F4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49]/SUM([.E49];[.F4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50]/SUM([.E50];[.F5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51]/SUM([.E51];[.F51])" office:value-type="float" office:value="0">
            <text:p>#DIV/0!</text:p>
          </table:table-cell>
          <table:table-cell table:number-columns-repeated="2"/>
        </table:table-row>
      </table:table>
      <table:table table:name="Bayes - Star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Bayes-Algorithmus</text:p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frame table:end-cell-address="'Bayes - Start'.O18" table:end-x="0.2819in" table:end-y="0.0756in" draw:z-index="0" draw:style-name="gr1" svg:width="6.3571in" svg:height="2.7555in" svg:x="0.148in" svg:y="0.15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Textstelle</text:p>
          </table:table-cell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9.8">
            <text:p>9.8</text:p>
          </table:table-cell>
          <table:table-cell office:value-type="float" office:value="0.2">
            <text:p>0.2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8]/SUM([.E8];[.F8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100/5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E9]/SUM([.E9];[.F9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10]/SUM([.E10];[.F10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11]/SUM([.E11];[.F11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2]/SUM([.E12];[.F12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3]/SUM([.E13];[.F13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4]/SUM([.E14];[.F14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5]/SUM([.E15];[.F15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6]/SUM([.E16];[.F16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7]/SUM([.E17];[.F17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8]/SUM([.E18];[.F18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9]/SUM([.E19];[.F19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0]/SUM([.E20];[.F20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1]/SUM([.E21];[.F21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2]/SUM([.E22];[.F22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3]/SUM([.E23];[.F23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4]/SUM([.E24];[.F24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98/5" office:value-type="float" office:value="19.6">
            <text:p>19.6</text:p>
          </table:table-cell>
          <table:table-cell table:formula="of:=2/5" office:value-type="float" office:value="0.4">
            <text:p>0.4</text:p>
          </table:table-cell>
          <table:table-cell table:formula="of:=[.E25]/SUM([.E25];[.F25])" office:value-type="float" office:value="0.98">
            <text:p>0.98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6]/SUM([.E26];[.F26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7]/SUM([.E27];[.F27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28]/SUM([.E28];[.F28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29]/SUM([.E29];[.F29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30]/SUM([.E30];[.F30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31]/SUM([.E31];[.F31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2]/SUM([.E32];[.F32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3]/SUM([.E33];[.F33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4]/SUM([.E34];[.F34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5]/SUM([.E35];[.F35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6]/SUM([.E36];[.F36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7]/SUM([.E37];[.F37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8]/SUM([.E38];[.F38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9]/SUM([.E39];[.F39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0]/SUM([.E40];[.F40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E41]/SUM([.E41];[.F41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2]/SUM([.E42];[.F42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3]/SUM([.E43];[.F43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4]/SUM([.E44];[.F44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5]/SUM([.E45];[.F45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6]/SUM([.E46];[.F46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7]/SUM([.E47];[.F47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48]/SUM([.E48];[.F48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49]/SUM([.E49];[.F49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50]/SUM([.E50];[.F50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51]/SUM([.E51];[.F51])" office:value-type="float" office:value="0">
            <text:p>#DIV/0!</text:p>
          </table:table-cell>
          <table:table-cell/>
        </table:table-row>
      </table:table>
      <table:table table:name="1 K-Nearest Neighbor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1 K-Nearest-Neighb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4]/SUM([.D4];[.E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5]/SUM([.D5];[.E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6]/SUM([.D6];[.E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7]/SUM([.D7];[.E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8]/SUM([.D8];[.E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17/5" office:value-type="float" office:value="3.4">
            <text:p>3.4</text:p>
          </table:table-cell>
          <table:table-cell table:formula="of:=83/5" office:value-type="float" office:value="16.6">
            <text:p>16.6</text:p>
          </table:table-cell>
          <table:table-cell table:formula="of:=[.D9]/SUM([.D9];[.E9])" office:value-type="float" office:value="0.17">
            <text:p>0.17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0]/SUM([.D10];[.E10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1]/SUM([.D11];[.E11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2]/SUM([.D12];[.E12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3]/SUM([.D13];[.E13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4]/SUM([.D14];[.E1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5]/SUM([.D15];[.E1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6]/SUM([.D16];[.E1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7]/SUM([.D17];[.E1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8]/SUM([.D18];[.E1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9]/SUM([.D19];[.E1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0]/SUM([.D20];[.E2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1]/SUM([.D21];[.E2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2]/SUM([.D22];[.E2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3]/SUM([.D23];[.E2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4]/SUM([.D24];[.E2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14/5" office:value-type="float" office:value="2.8">
            <text:p>2.8</text:p>
          </table:table-cell>
          <table:table-cell table:formula="of:=86/5" office:value-type="float" office:value="17.2">
            <text:p>17.2</text:p>
          </table:table-cell>
          <table:table-cell table:formula="of:=[.D25]/SUM([.D25];[.E25])" office:value-type="float" office:value="0.14">
            <text:p>0.14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6]/SUM([.D26];[.E26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7]/SUM([.D27];[.E27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8]/SUM([.D28];[.E28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9]/SUM([.D29];[.E2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0]/SUM([.D30];[.E3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1]/SUM([.D31];[.E3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2]/SUM([.D32];[.E3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3]/SUM([.D33];[.E3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4]/SUM([.D34];[.E3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5]/SUM([.D35];[.E3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6]/SUM([.D36];[.E3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7]/SUM([.D37];[.E3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8]/SUM([.D38];[.E3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9]/SUM([.D39];[.E3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0]/SUM([.D40];[.E4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82/5" office:value-type="float" office:value="16.4">
            <text:p>16.4</text:p>
          </table:table-cell>
          <table:table-cell table:formula="of:=18/5" office:value-type="float" office:value="3.6">
            <text:p>3.6</text:p>
          </table:table-cell>
          <table:table-cell table:formula="of:=[.D41]/SUM([.D41];[.E41])" office:value-type="float" office:value="0.82">
            <text:p>0.82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2]/SUM([.D42];[.E42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3]/SUM([.D43];[.E43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4]/SUM([.D44];[.E44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5]/SUM([.D45];[.E4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6]/SUM([.D46];[.E4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7]/SUM([.D47];[.E4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8]/SUM([.D48];[.E4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9]/SUM([.D49];[.E4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0]/SUM([.D50];[.E5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1]/SUM([.D51];[.E51])" office:value-type="float" office:value="0">
            <text:p>#DIV/0!</text:p>
          </table:table-cell>
        </table:table-row>
      </table:table>
      <table:table table:name="3 K-Nearest Neighbor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3 K-Nearest-Neighb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4]/SUM([.D4];[.E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5]/SUM([.D5];[.E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6]/SUM([.D6];[.E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7]/SUM([.D7];[.E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8]/SUM([.D8];[.E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28/5" office:value-type="float" office:value="5.6">
            <text:p>5.6</text:p>
          </table:table-cell>
          <table:table-cell table:formula="of:=72/5" office:value-type="float" office:value="14.4">
            <text:p>14.4</text:p>
          </table:table-cell>
          <table:table-cell table:formula="of:=[.D9]/SUM([.D9];[.E9])" office:value-type="float" office:value="0.28">
            <text:p>0.28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0]/SUM([.D10];[.E10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1]/SUM([.D11];[.E11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2]/SUM([.D12];[.E12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3]/SUM([.D13];[.E13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4]/SUM([.D14];[.E1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5]/SUM([.D15];[.E1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6]/SUM([.D16];[.E1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7]/SUM([.D17];[.E1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8]/SUM([.D18];[.E1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9]/SUM([.D19];[.E1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0]/SUM([.D20];[.E2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1]/SUM([.D21];[.E2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2]/SUM([.D22];[.E2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3]/SUM([.D23];[.E2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4]/SUM([.D24];[.E2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39/5" office:value-type="float" office:value="7.8">
            <text:p>7.8</text:p>
          </table:table-cell>
          <table:table-cell table:formula="of:=61/5" office:value-type="float" office:value="12.2">
            <text:p>12.2</text:p>
          </table:table-cell>
          <table:table-cell table:formula="of:=[.D25]/SUM([.D25];[.E25])" office:value-type="float" office:value="0.39">
            <text:p>0.39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6]/SUM([.D26];[.E26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7]/SUM([.D27];[.E27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8]/SUM([.D28];[.E28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9]/SUM([.D29];[.E2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0]/SUM([.D30];[.E3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1]/SUM([.D31];[.E3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2]/SUM([.D32];[.E3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3]/SUM([.D33];[.E3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4]/SUM([.D34];[.E3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5]/SUM([.D35];[.E3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6]/SUM([.D36];[.E3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7]/SUM([.D37];[.E3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8]/SUM([.D38];[.E3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9]/SUM([.D39];[.E3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0]/SUM([.D40];[.E4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77/5" office:value-type="float" office:value="15.4">
            <text:p>15.4</text:p>
          </table:table-cell>
          <table:table-cell table:formula="of:=23/5" office:value-type="float" office:value="4.6">
            <text:p>4.6</text:p>
          </table:table-cell>
          <table:table-cell table:formula="of:=[.D41]/SUM([.D41];[.E41])" office:value-type="float" office:value="0.77">
            <text:p>0.77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2]/SUM([.D42];[.E42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3]/SUM([.D43];[.E43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4]/SUM([.D44];[.E44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5]/SUM([.D45];[.E4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6]/SUM([.D46];[.E4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7]/SUM([.D47];[.E4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8]/SUM([.D48];[.E4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9]/SUM([.D49];[.E4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0]/SUM([.D50];[.E5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1]/SUM([.D51];[.E51])" office:value-type="float" office:value="0">
            <text:p>#DIV/0!</text:p>
          </table:table-cell>
        </table:table-row>
      </table:table>
      <table:table table:name="5 K-Nearest Neighbor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5 K-Nearest-Neighb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4]/SUM([.D4];[.E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5]/SUM([.D5];[.E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6]/SUM([.D6];[.E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7]/SUM([.D7];[.E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8]/SUM([.D8];[.E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57/5" office:value-type="float" office:value="11.4">
            <text:p>11.4</text:p>
          </table:table-cell>
          <table:table-cell table:formula="of:=43/5" office:value-type="float" office:value="8.6">
            <text:p>8.6</text:p>
          </table:table-cell>
          <table:table-cell table:formula="of:=[.D9]/SUM([.D9];[.E9])" office:value-type="float" office:value="0.57">
            <text:p>0.57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0]/SUM([.D10];[.E10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1]/SUM([.D11];[.E11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2]/SUM([.D12];[.E12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3]/SUM([.D13];[.E13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4]/SUM([.D14];[.E1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5]/SUM([.D15];[.E1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6]/SUM([.D16];[.E1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7]/SUM([.D17];[.E1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8]/SUM([.D18];[.E1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9]/SUM([.D19];[.E1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0]/SUM([.D20];[.E2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1]/SUM([.D21];[.E2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2]/SUM([.D22];[.E2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3]/SUM([.D23];[.E2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4]/SUM([.D24];[.E2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26/5" office:value-type="float" office:value="5.2">
            <text:p>5.2</text:p>
          </table:table-cell>
          <table:table-cell table:formula="of:=74/5" office:value-type="float" office:value="14.8">
            <text:p>14.8</text:p>
          </table:table-cell>
          <table:table-cell table:formula="of:=[.D25]/SUM([.D25];[.E25])" office:value-type="float" office:value="0.26">
            <text:p>0.26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6]/SUM([.D26];[.E26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7]/SUM([.D27];[.E27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8]/SUM([.D28];[.E28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9]/SUM([.D29];[.E2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0]/SUM([.D30];[.E3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1]/SUM([.D31];[.E3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2]/SUM([.D32];[.E3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3]/SUM([.D33];[.E3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4]/SUM([.D34];[.E3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5]/SUM([.D35];[.E3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6]/SUM([.D36];[.E3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7]/SUM([.D37];[.E3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8]/SUM([.D38];[.E3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9]/SUM([.D39];[.E3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0]/SUM([.D40];[.E4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71/5" office:value-type="float" office:value="14.2">
            <text:p>14.2</text:p>
          </table:table-cell>
          <table:table-cell table:formula="of:=29/5" office:value-type="float" office:value="5.8">
            <text:p>5.8</text:p>
          </table:table-cell>
          <table:table-cell table:formula="of:=[.D41]/SUM([.D41];[.E41])" office:value-type="float" office:value="0.71">
            <text:p>0.71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2]/SUM([.D42];[.E42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3]/SUM([.D43];[.E43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4]/SUM([.D44];[.E44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5]/SUM([.D45];[.E4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6]/SUM([.D46];[.E4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7]/SUM([.D47];[.E4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8]/SUM([.D48];[.E4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9]/SUM([.D49];[.E4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0]/SUM([.D50];[.E5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1]/SUM([.D51];[.E51])" office:value-type="float" office:value="0">
            <text:p>#DIV/0!</text:p>
          </table:table-cell>
        </table:table-row>
      </table:table>
      <table:table table:name="10 K-Nearest Neighbor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10 K-Nearest-Neighb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4]/SUM([.D4];[.E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5]/SUM([.D5];[.E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6]/SUM([.D6];[.E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7]/SUM([.D7];[.E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8]/SUM([.D8];[.E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15/5" office:value-type="float" office:value="3">
            <text:p>3</text:p>
          </table:table-cell>
          <table:table-cell table:formula="of:=85/5" office:value-type="float" office:value="17">
            <text:p>17</text:p>
          </table:table-cell>
          <table:table-cell table:formula="of:=[.D9]/SUM([.D9];[.E9])" office:value-type="float" office:value="0.15">
            <text:p>0.15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0]/SUM([.D10];[.E10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1]/SUM([.D11];[.E11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2]/SUM([.D12];[.E12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3]/SUM([.D13];[.E13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4]/SUM([.D14];[.E1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5]/SUM([.D15];[.E1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6]/SUM([.D16];[.E1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7]/SUM([.D17];[.E1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8]/SUM([.D18];[.E1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9]/SUM([.D19];[.E1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0]/SUM([.D20];[.E2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1]/SUM([.D21];[.E2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2]/SUM([.D22];[.E2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3]/SUM([.D23];[.E2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4]/SUM([.D24];[.E2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43/5" office:value-type="float" office:value="8.6">
            <text:p>8.6</text:p>
          </table:table-cell>
          <table:table-cell table:formula="of:=57/5" office:value-type="float" office:value="11.4">
            <text:p>11.4</text:p>
          </table:table-cell>
          <table:table-cell table:formula="of:=[.D25]/SUM([.D25];[.E25])" office:value-type="float" office:value="0.43">
            <text:p>0.43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6]/SUM([.D26];[.E26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7]/SUM([.D27];[.E27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8]/SUM([.D28];[.E28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9]/SUM([.D29];[.E2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0]/SUM([.D30];[.E3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1]/SUM([.D31];[.E3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2]/SUM([.D32];[.E3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3]/SUM([.D33];[.E3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4]/SUM([.D34];[.E3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5]/SUM([.D35];[.E3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6]/SUM([.D36];[.E3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7]/SUM([.D37];[.E3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8]/SUM([.D38];[.E3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9]/SUM([.D39];[.E3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0]/SUM([.D40];[.E4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67/5" office:value-type="float" office:value="13.4">
            <text:p>13.4</text:p>
          </table:table-cell>
          <table:table-cell table:formula="of:=33/5" office:value-type="float" office:value="6.6">
            <text:p>6.6</text:p>
          </table:table-cell>
          <table:table-cell table:formula="of:=[.D41]/SUM([.D41];[.E41])" office:value-type="float" office:value="0.67">
            <text:p>0.67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2]/SUM([.D42];[.E42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3]/SUM([.D43];[.E43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4]/SUM([.D44];[.E44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5]/SUM([.D45];[.E4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6]/SUM([.D46];[.E4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7]/SUM([.D47];[.E4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8]/SUM([.D48];[.E4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9]/SUM([.D49];[.E4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0]/SUM([.D50];[.E5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1]/SUM([.D51];[.E51])" office:value-type="float" office:value="0">
            <text:p>#DIV/0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1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rebtho </meta:initial-creator>
    <meta:creation-date>2011-05-15T12:16:05</meta:creation-date>
    <dc:date>2011-05-17T01:34:12</dc:date>
    <dc:creator>strebtho </dc:creator>
    <meta:editing-duration>PT15H51M24S</meta:editing-duration>
    <meta:editing-cycles>6</meta:editing-cycles>
    <meta:generator>OpenOffice.org/3.2$Linux OpenOffice.org_project/320m19$Build-9505</meta:generator>
    <meta:document-statistic meta:table-count="6" meta:cell-count="18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48cm" svg:height="8.805cm" xlink:href=".." chart:class="chart:line" chart:style-name="ch1">
        <chart:title svg:x="6.777cm" svg:y="0.177cm" chart:style-name="ch2">
          <text:p>Anzahl Texte</text:p>
        </chart:title>
        <chart:subtitle svg:x="4.978cm" svg:y="0.856cm" chart:style-name="ch3">
          <text:p>von Anfang, Textlänge: 100 Zeichen</text:p>
        </chart:subtitle>
        <chart:legend chart:legend-position="end" svg:x="13.588cm" svg:y="4.12cm" chart:style-name="ch4"/>
        <chart:plot-area chart:style-name="ch5" table:cell-range-address="'Bayes - Random'.D8:'Bayes - Random'.D14 'Bayes - Random'.G3:'Bayes - Random'.G3 'Bayes - Random'.G8:'Bayes - Random'.G14" chart:data-source-has-labels="both" svg:x="0.322cm" svg:y="1.483cm" svg:width="12.945cm" svg:height="6.97cm">
          <chart:axis chart:dimension="x" chart:name="primary-x" chart:style-name="ch6">
            <chart:categories table:cell-range-address="'Bayes - Random'.D8:'Bayes - Random'.D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ayes - Random'.G8:'Bayes - Random'.G14" chart:label-cell-address="'Bayes - Random'.G3:'Bayes - Random'.G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Bayes - Random'.G3:'Bayes - Random'.G3">Trefferquote</text:p>
              </table:table-cell>
            </table:table-row>
          </table:table-header-rows>
          <table:table-rows>
            <table:table-row>
              <table:table-cell office:value-type="string">
                <text:p text:id="'Bayes - Random'.D8:'Bayes - Random'.D14">20</text:p>
              </table:table-cell>
              <table:table-cell office:value-type="float" office:value="1.#NAN">
                <text:p text:id="'Bayes - Random'.G8:'Bayes - Random'.G14"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48cm" svg:height="7cm" xlink:href="." chart:class="chart:line" chart:style-name="ch1">
        <chart:title svg:x="6.777cm" svg:y="0.141cm" chart:style-name="ch2">
          <text:p>Anzahl Texte</text:p>
        </chart:title>
        <chart:subtitle svg:x="4.978cm" svg:y="0.784cm" chart:style-name="ch3">
          <text:p>von Anfang, Textlänge: 100 Zeichen</text:p>
        </chart:subtitle>
        <chart:legend chart:legend-position="end" svg:x="13.588cm" svg:y="3.218cm" chart:style-name="ch4"/>
        <chart:plot-area chart:style-name="ch5" chart:data-source-has-labels="both" svg:x="0.322cm" svg:y="1.375cm" svg:width="12.945cm" svg:height="5.345cm">
          <chart:axis chart:dimension="x" chart:name="primary-x" chart:style-name="ch6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fferquote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